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F57CA8F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OpenSymbol3" svg:font-family="OpenSymbol" style:font-adornments="Roman"/>
    <style:font-face style:name="OpenSymbol4" svg:font-family="OpenSymbol" style:font-adornments="Roman" style:font-family-generic="swiss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system" style:font-pitch="variable"/>
    <style:font-face style:name="Times New Roman Cyr" svg:font-family="'Times New Roman Cyr'" style:font-family-generic="system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Wingdings 2" svg:font-family="'Wingdings 2'"/>
  </office:font-face-decls>
  <office:automatic-styles>
    <style:style style:name="Tableau3" style:family="table">
      <style:table-properties style:width="8.49cm" fo:break-before="auto" fo:break-after="auto" table:align="left" fo:background-color="transparent" fo:keep-with-next="auto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2.544cm"/>
    </style:style>
    <style:style style:name="Tableau3.B" style:family="table-column">
      <style:table-column-properties style:column-width="2.013cm"/>
    </style:style>
    <style:style style:name="Tableau3.C" style:family="table-column">
      <style:table-column-properties style:column-width="1.921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3.B1" style:family="table-cell">
      <style:table-cell-properties style:vertical-align="" fo:background-color="#de9ad5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#de9ad5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3.A2" style:family="table-cell">
      <style:table-cell-properties style:vertical-align="" fo:background-color="#de9a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2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au3.A3" style:family="table-cell">
      <style:table-cell-properties style:vertical-align="" fo:background-color="#de9a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8" style:family="table">
      <style:table-properties style:width="9.149cm" table:align="left"/>
    </style:style>
    <style:style style:name="Tableau38.A" style:family="table-column">
      <style:table-column-properties style:column-width="3.815cm"/>
    </style:style>
    <style:style style:name="Tableau38.B" style:family="table-column">
      <style:table-column-properties style:column-width="5.334cm"/>
    </style:style>
    <style:style style:name="Tableau38.1" style:family="table-row">
      <style:table-row-properties style:min-row-height="0.7cm"/>
    </style:style>
    <style:style style:name="Tableau3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3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741cm" style:rel-column-width="26797*"/>
    </style:style>
    <style:style style:name="Tableau1.B" style:family="table-column">
      <style:table-column-properties style:column-width="1.565cm" style:rel-column-width="11206*"/>
    </style:style>
    <style:style style:name="Tableau1.C" style:family="table-column">
      <style:table-column-properties style:column-width="2.358cm" style:rel-column-width="16892*"/>
    </style:style>
    <style:style style:name="Tableau1.D" style:family="table-column">
      <style:table-column-properties style:column-width="1.485cm" style:rel-column-width="106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32cm" fo:margin-left="-0.383cm" fo:margin-top="0cm" fo:margin-bottom="0cm" table:align="left"/>
    </style:style>
    <style:style style:name="Tableau2.A" style:family="table-column">
      <style:table-column-properties style:column-width="4.509cm"/>
    </style:style>
    <style:style style:name="Tableau2.B" style:family="table-column">
      <style:table-column-properties style:column-width="1.954cm"/>
    </style:style>
    <style:style style:name="Tableau2.C" style:family="table-column">
      <style:table-column-properties style:column-width="1.663cm"/>
    </style:style>
    <style:style style:name="Tableau2.D" style:family="table-column">
      <style:table-column-properties style:column-width="1.40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0.5pt solid #000000"/>
    </style:style>
    <style:style style:name="Tableau2.B1" style:family="table-cell">
      <style:table-cell-properties style:vertical-align="" fo:padding-left="0.191cm" fo:padding-right="0.191cm" fo:padding-top="0cm" fo:padding-bottom="0cm" fo:border="0.5pt solid #000000"/>
    </style:style>
    <style:style style:name="Tableau4" style:family="table">
      <style:table-properties style:width="9.534cm" fo:margin-left="-0.383cm" fo:margin-top="0cm" fo:margin-bottom="0cm" table:align="left"/>
    </style:style>
    <style:style style:name="Tableau4.A" style:family="table-column">
      <style:table-column-properties style:column-width="3.766cm"/>
    </style:style>
    <style:style style:name="Tableau4.B" style:family="table-column">
      <style:table-column-properties style:column-width="1.877cm"/>
    </style:style>
    <style:style style:name="Tableau4.D" style:family="table-column">
      <style:table-column-properties style:column-width="2.01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0.5pt solid #000000"/>
    </style:style>
    <style:style style:name="Tableau4.B1" style:family="table-cell">
      <style:table-cell-properties style:vertical-align="" fo:padding-left="0.191cm" fo:padding-right="0.191cm" fo:padding-top="0cm" fo:padding-bottom="0cm" fo:border="0.5pt solid #000000"/>
    </style:style>
    <style:style style:name="Tableau5" style:family="table">
      <style:table-properties style:width="9.534cm" fo:margin-left="-0.383cm" fo:margin-top="0cm" fo:margin-bottom="0cm" table:align="left"/>
    </style:style>
    <style:style style:name="Tableau5.A" style:family="table-column">
      <style:table-column-properties style:column-width="3.54cm"/>
    </style:style>
    <style:style style:name="Tableau5.B" style:family="table-column">
      <style:table-column-properties style:column-width="2.09cm"/>
    </style:style>
    <style:style style:name="Tableau5.C" style:family="table-column">
      <style:table-column-properties style:column-width="1.744cm"/>
    </style:style>
    <style:style style:name="Tableau5.D" style:family="table-column">
      <style:table-column-properties style:column-width="2.15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0.5pt solid #000000"/>
    </style:style>
    <style:style style:name="Tableau5.B1" style:family="table-cell">
      <style:table-cell-properties style:vertical-align=""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2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margin-top="0.3cm" fo:margin-bottom="0.101cm" style:contextual-spacing="false" style:shadow="none"/>
      <style:text-properties style:font-name="Bitstream Vera Sans2" fo:font-size="10pt" fo:font-style="normal" fo:font-weight="bold" officeooo:paragraph-rsid="0012fa67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_5f_En-tête">
      <style:text-properties fo:font-variant="normal" fo:text-transform="none" fo:color="#9d0f89" loext:opacity="100%" style:font-name="Bitstream Vera Sans2" fo:font-size="16pt" fo:font-style="normal" fo:text-shadow="none" fo:font-weight="bold" officeooo:rsid="00517ada" officeooo:paragraph-rsid="00201595" style:font-size-asian="16pt" style:font-style-asian="normal" style:font-size-complex="16pt" style:font-style-complex="normal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9" style:family="paragraph" style:parent-style-name="Footer">
      <style:text-properties officeooo:paragraph-rsid="00229be3"/>
    </style:style>
    <style:style style:name="P20" style:family="paragraph" style:parent-style-name="Header">
      <style:text-properties fo:font-size="14pt" style:font-size-asian="14pt" style:font-size-complex="14pt"/>
    </style:style>
    <style:style style:name="P2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top="0.101cm" fo:margin-bottom="0cm" style:contextual-spacing="false" style:shadow="none"/>
      <style:text-properties officeooo:paragraph-rsid="00620985"/>
    </style:style>
    <style:style style:name="P23" style:family="paragraph" style:parent-style-name="_5f_Paragraphe_20_livret_20_">
      <style:text-properties officeooo:paragraph-rsid="00620985"/>
    </style:style>
    <style:style style:name="P24" style:family="paragraph" style:parent-style-name="_5f_Paragraphe_20_livret_20_">
      <style:text-properties officeooo:rsid="00606a15" officeooo:paragraph-rsid="00606a15"/>
    </style:style>
    <style:style style:name="P25" style:family="paragraph" style:parent-style-name="Standard">
      <style:paragraph-properties fo:margin-top="0.199cm" fo:margin-bottom="0cm" style:contextual-spacing="false" style:shadow="none"/>
      <style:text-properties fo:color="#000000" loext:opacity="100%" style:font-name="Bitstream Vera Sans" fo:font-size="10pt" fo:font-style="normal" fo:font-weight="bold" officeooo:paragraph-rsid="00523a3f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_5f_Paragraphe_20_livret_20_" style:master-page-name="">
      <style:paragraph-properties fo:margin-top="0cm" fo:margin-bottom="0cm" style:contextual-spacing="false" style:page-number="auto" fo:break-before="auto" fo:break-after="auto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_5f_Paragraphe_20_livret">
      <style:paragraph-properties fo:margin-top="0.199cm" fo:margin-bottom="0cm" style:contextual-spacing="false"/>
    </style:style>
    <style:style style:name="P29" style:family="paragraph" style:parent-style-name="Exo_5f_Num" style:list-style-name="Num_5f_Exo">
      <style:paragraph-properties fo:margin-top="0.7cm" fo:margin-bottom="0.3cm" style:contextual-spacing="false"/>
      <style:text-properties officeooo:paragraph-rsid="0053394b"/>
    </style:style>
    <style:style style:name="P30" style:family="paragraph" style:parent-style-name="FILET_5f_POINTILLES" style:list-style-name="Num_5f_Exo"/>
    <style:style style:name="P31" style:family="paragraph" style:parent-style-name="FILET_5f_POINTILLES" style:list-style-name="Num_5f_Exo">
      <style:text-properties officeooo:paragraph-rsid="00685943"/>
    </style:style>
    <style:style style:name="P32" style:family="paragraph" style:parent-style-name="FILET_5f_POINTILLES" style:list-style-name="_5f_Numérotation_20_des_20_exercices_20_livrets"/>
    <style:style style:name="P33" style:family="paragraph" style:parent-style-name="FILET_5f_POINTILLES" style:list-style-name="_5f_Numérotation_20_des_20_exercices_20_livrets">
      <style:text-properties fo:font-weight="bold" officeooo:rsid="006285ba" officeooo:paragraph-rsid="0069fc8f" style:font-weight-asian="bold" style:font-weight-complex="bold"/>
    </style:style>
    <style:style style:name="P3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 style:list-style-name="liste_5f_abc">
      <style:text-properties style:font-name="Bitstream Vera Sans2" fo:font-size="10pt" style:text-underline-style="none" fo:font-weight="bold" officeooo:rsid="00517ada" officeooo:paragraph-rsid="00517ada" fo:background-color="transparent" style:font-size-asian="10pt" style:font-weight-asian="bold" style:font-size-complex="10pt" style:font-weight-complex="bold"/>
    </style:style>
    <style:style style:name="P40" style:family="paragraph" style:parent-style-name="Standard" style:list-style-name="liste_5f_abc">
      <style:paragraph-properties fo:margin-top="0.199cm" fo:margin-bottom="0.101cm" style:contextual-spacing="false"/>
      <style:text-properties style:font-name="Bitstream Vera Sans2" fo:font-size="10pt" style:text-underline-style="none" officeooo:rsid="00517ada" officeooo:paragraph-rsid="00517ada" style:font-size-asian="10pt" style:font-size-complex="10pt"/>
    </style:style>
    <style:style style:name="P41" style:family="paragraph" style:parent-style-name="Standard" style:list-style-name="liste_5f_abc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517a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iste_5f_abc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rsid="00517ada" officeooo:paragraph-rsid="00517a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iste_5f_abc">
      <loext:graphic-properties draw:fill="none"/>
      <style:paragraph-properties fo:margin-left="0cm" fo:margin-right="0.101cm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rsid="00517ada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4" style:family="paragraph" style:parent-style-name="Standard" style:list-style-name="liste_5f_abc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rsid="00517ada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5" style:family="paragraph" style:parent-style-name="Standard" style:list-style-name="liste_5f_abc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rsid="00517ada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6" style:family="paragraph" style:parent-style-name="Standard" style:list-style-name="liste_5f_abc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rsid="00114071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" style:family="paragraph" style:parent-style-name="Standard" style:list-style-name="liste_5f_abc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bold" officeooo:paragraph-rsid="00517a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8" style:family="paragraph" style:parent-style-name="Standard" style:list-style-name="Num_5f_Exo">
      <style:paragraph-properties fo:margin-top="0.399cm" fo:margin-bottom="0.099cm" style:contextual-spacing="false"/>
      <style:text-properties officeooo:paragraph-rsid="006285ba"/>
    </style:style>
    <style:style style:name="P49" style:family="paragraph" style:parent-style-name="Standard" style:list-style-name="Num_5f_Exo">
      <style:paragraph-properties fo:margin-top="0cm" fo:margin-bottom="0cm" style:contextual-spacing="false"/>
    </style:style>
    <style:style style:name="P50" style:family="paragraph" style:parent-style-name="Standard" style:list-style-name="_5f_Numérotation_20_des_20_exercices_20_livrets"/>
    <style:style style:name="P51" style:family="paragraph" style:parent-style-name="Standard" style:list-style-name="_5f_Numérotation_20_des_20_exercices_20_livrets">
      <style:text-properties officeooo:paragraph-rsid="006b7b95"/>
    </style:style>
    <style:style style:name="P52" style:family="paragraph" style:parent-style-name="Standard" style:list-style-name="_5f_Numérotation_20_des_20_exercices_20_livrets">
      <style:text-properties officeooo:paragraph-rsid="006d0fd0"/>
    </style:style>
    <style:style style:name="P53" style:family="paragraph" style:parent-style-name="Standard" style:list-style-name="_5f_Numérotation_20_des_20_exercices_20_livrets">
      <style:text-properties officeooo:paragraph-rsid="006de6b6"/>
    </style:style>
    <style:style style:name="P54" style:family="paragraph" style:parent-style-name="Standard" style:list-style-name="_5f_Numérotation_20_des_20_exercices_20_livrets">
      <style:paragraph-properties fo:margin-top="0cm" fo:margin-bottom="0cm" style:contextual-spacing="false"/>
    </style:style>
    <style:style style:name="P55" style:family="paragraph" style:parent-style-name="Standard" style:list-style-name="_5f_Numérotation_20_des_20_exercices_20_livrets">
      <style:text-properties officeooo:paragraph-rsid="007102e0"/>
    </style:style>
    <style:style style:name="P56" style:family="paragraph" style:parent-style-name="Standard" style:list-style-name="_5f_Numérotation_20_des_20_exercices_20_livrets">
      <style:paragraph-properties fo:margin-left="0cm" fo:margin-right="0cm" fo:margin-top="0cm" fo:margin-bottom="0.212cm" style:contextual-spacing="false" fo:line-height="107%" fo:text-align="justify" style:justify-single-word="false" fo:text-indent="0cm" style:auto-text-indent="false"/>
    </style:style>
    <style:style style:name="P57" style:family="paragraph" style:parent-style-name="Standard" style:list-style-name="_5f_Numérotation_20_des_20_exercices_20_livrets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/>
    </style:style>
    <style:style style:name="P58" style:family="paragraph" style:parent-style-name="Standard" style:list-style-name="_5f_Numérotation_20_des_20_exercices_20_livrets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</style:style>
    <style:style style:name="P59" style:family="paragraph" style:parent-style-name="Standard" style:list-style-name="Num_5f_Exo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60" style:family="paragraph" style:parent-style-name="Standard" style:list-style-name="_5f_Numérotation_20_des_20_exercices_20_livrets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61" style:family="paragraph" style:parent-style-name="Standard" style:list-style-name="_5f_Numérotation_20_des_20_exercices_20_livrets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62" style:family="paragraph" style:parent-style-name="Standard" style:list-style-name="_5f_Numérotation_20_des_20_exercices_20_livrets">
      <style:text-properties fo:color="#b3b3b3" loext:opacity="100%" fo:font-style="normal" officeooo:paragraph-rsid="007102e0" style:font-style-asian="normal" style:font-style-complex="normal"/>
    </style:style>
    <style:style style:name="P63" style:family="paragraph" style:parent-style-name="Standard" style:list-style-name="_5f_Numérotation_20_des_20_exercices_20_livrets">
      <style:text-properties fo:color="#b3b3b3" loext:opacity="100%" fo:font-style="normal" style:font-style-asian="normal" style:font-style-complex="normal"/>
    </style:style>
    <style:style style:name="P64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Bitstream Vera Sans2" fo:font-size="9pt" fo:font-style="normal" fo:font-weight="bold" officeooo:rsid="00524cfe" officeooo:paragraph-rsid="005278b4" fo:background-color="transparent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Wingdings 2" fo:font-size="9pt" fo:font-style="normal" fo:font-weight="bold" officeooo:rsid="005278b4" officeooo:paragraph-rsid="005278b4" fo:background-color="transparent" style:font-name-asian="Wingdings 2" style:font-size-asian="9pt" style:font-style-asian="normal" style:font-weight-asian="bold" style:font-name-complex="Wingdings 2" style:font-size-complex="9pt" style:font-style-complex="normal" style:font-weight-complex="bold"/>
    </style:style>
    <style:style style:name="P66" style:family="paragraph" style:parent-style-name="_5f_Paragraphe_20_livret" style:list-style-name="Num_5f_Exo"/>
    <style:style style:name="P67" style:family="paragraph" style:parent-style-name="_5f_Paragraphe_20_livret" style:list-style-name="liste_5f_abc">
      <style:paragraph-properties fo:margin-top="0.199cm" fo:margin-bottom="0cm" style:contextual-spacing="false"/>
    </style:style>
    <style:style style:name="P68" style:family="paragraph" style:parent-style-name="_5f_Paragraphe_20_livret" style:list-style-name="liste_5f_abc">
      <style:paragraph-properties fo:margin-top="0.3cm" fo:margin-bottom="0cm" style:contextual-spacing="false"/>
    </style:style>
    <style:style style:name="P69" style:family="paragraph" style:parent-style-name="_5f_Paragraphe_20_livret_20_" style:list-style-name="liste_5f_abc">
      <style:paragraph-properties fo:margin-top="0.3cm" fo:margin-bottom="0.3cm" style:contextual-spacing="false"/>
      <style:text-properties officeooo:paragraph-rsid="006285ba"/>
    </style:style>
    <style:style style:name="P70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69fc8f"/>
    </style:style>
    <style:style style:name="P71" style:family="paragraph" style:parent-style-name="_5f_Paragraphe_20_livret_20_" style:list-style-name="liste_5f_abc">
      <style:paragraph-properties fo:margin-top="0cm" fo:margin-bottom="0cm" style:contextual-spacing="false"/>
      <style:text-properties officeooo:rsid="006285ba" officeooo:paragraph-rsid="006285ba"/>
    </style:style>
    <style:style style:name="P72" style:family="paragraph" style:parent-style-name="_5f_Paragraphe_20_livret_20_réponse_20_élève" style:list-style-name="_5f_Numérotation_20_des_20_exercices_20_livrets">
      <style:paragraph-properties fo:line-height="2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69fc8f"/>
    </style:style>
    <style:style style:name="P73" style:family="paragraph" style:parent-style-name="_5f_Paragraphe_20_livret_20_réponse_20_élève" style:list-style-name="_5f_Numérotation_20_des_20_exercices_20_livrets">
      <style:paragraph-properties fo:line-height="1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69fc8f"/>
    </style:style>
    <style:style style:name="P74" style:family="paragraph" style:parent-style-name="_5f_Paragraphe_20_livret_20_réponse_20_élève" style:list-style-name="_5f_Numérotation_20_des_20_exercices_20_livrets">
      <style:paragraph-properties fo:margin-top="0.349cm" fo:margin-bottom="0cm" style:contextual-spacing="false" fo:line-height="1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69fc8f"/>
    </style:style>
    <style:style style:name="P75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fo:line-height="100%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69fc8f"/>
    </style:style>
    <style:style style:name="P76" style:family="paragraph" style:parent-style-name="_5f_Pied_20_de_20_page" style:list-style-name="">
      <style:paragraph-properties fo:text-align="end" style:justify-single-word="false"/>
    </style:style>
    <style:style style:name="P77" style:family="paragraph" style:parent-style-name="_5f_Pied_20_de_20_page">
      <style:paragraph-properties fo:text-align="end" style:justify-single-word="false"/>
    </style:style>
    <style:style style:name="P78" style:family="paragraph" style:parent-style-name="_5f_Pied_20_de_20_page" style:list-style-name=""/>
    <style:style style:name="P7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_5f_Titre_20_d_27_exercices_20_livret_20_sans_20_titre" style:list-style-name="" style:master-page-name="_5f_Fiche_20_éditeur_20_série_20_2_20_une_20_colonne_20_impaire_20__28_G_29_">
      <style:paragraph-properties style:page-number="58" fo:break-before="auto" fo:break-after="auto"/>
      <style:text-properties style:font-name="Liberation Serif" fo:font-size="10pt" fo:font-style="normal" fo:font-weight="bold" officeooo:rsid="00290c92" officeooo:paragraph-rsid="00638930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_5f_Titre_20_d_27_exercices_20_livret_20_sans_20_titre" style:list-style-name="Num_5f_Exo">
      <style:paragraph-properties fo:margin-top="0.399cm" fo:margin-bottom="0cm" style:contextual-spacing="false"/>
    </style:style>
    <style:style style:name="P82" style:family="paragraph" style:parent-style-name="_5f_Titre_20_d_27_exercices_20_livret_20_sans_20_titre" style:list-style-name="Num_5f_Exo">
      <style:paragraph-properties fo:margin-top="0.499cm" fo:margin-bottom="0cm" style:contextual-spacing="false"/>
    </style:style>
    <style:style style:name="P83" style:family="paragraph" style:parent-style-name="_5f_Titre_20_d_27_exercices_20_livret_20_sans_20_titre" style:list-style-name="Num_5f_Exo">
      <style:paragraph-properties fo:margin-top="0.55cm" fo:margin-bottom="0cm" style:contextual-spacing="false" fo:break-before="page"/>
      <style:text-properties officeooo:paragraph-rsid="006285ba"/>
    </style:style>
    <style:style style:name="P84" style:family="paragraph" style:parent-style-name="_5f_num_5f_abcd" style:list-style-name="liste_5f_abc"/>
    <style:style style:name="P85" style:family="paragraph" style:parent-style-name="_5f_num_5f_abcd" style:list-style-name="liste_5f_abc">
      <style:paragraph-properties fo:margin-top="0.3cm" fo:margin-bottom="0cm" style:contextual-spacing="false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88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89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0" style:family="paragraph">
      <loext:graphic-properties draw:fill="solid" draw:fill-color="#9d0f89"/>
    </style:style>
    <style:style style:name="P9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6276e6"/>
    </style:style>
    <style:style style:name="T5" style:family="text">
      <style:text-properties officeooo:rsid="00229be3"/>
    </style:style>
    <style:style style:name="T6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text-position="0% 100%" fo:font-weight="normal" officeooo:rsid="0041ac5d" style:font-name-asian="OpenSymbol" style:font-size-asian="10pt" style:font-weight-asian="normal" style:font-name-complex="OpenSymbol" style:font-size-complex="10pt" style:font-weight-complex="normal"/>
    </style:style>
    <style:style style:name="T8" style:family="text">
      <style:text-properties style:text-position="0% 100%" fo:font-style="normal" fo:font-weight="normal" officeooo:rsid="00685943" style:font-style-asian="normal" style:font-size-complex="9pt" style:font-style-complex="normal"/>
    </style:style>
    <style:style style:name="T9" style:family="text">
      <style:text-properties style:text-position="0% 100%" fo:font-style="normal" fo:font-weight="normal" officeooo:rsid="00524cfe" style:font-style-asian="normal" style:font-size-complex="9pt" style:font-style-complex="normal"/>
    </style:style>
    <style:style style:name="T10" style:family="text">
      <style:text-properties style:text-position="0% 100%" fo:font-style="normal" fo:font-weight="normal" officeooo:rsid="007102e0" style:font-style-asian="normal" style:font-size-complex="10pt" style:font-style-complex="normal"/>
    </style:style>
    <style:style style:name="T11" style:family="text">
      <style:text-properties style:font-name="OpenSymbol" fo:font-size="10pt" style:font-size-asian="10pt" style:font-style-asian="normal" style:font-size-complex="10pt" style:font-style-complex="normal"/>
    </style:style>
    <style:style style:name="T12" style:family="text">
      <style:text-properties fo:font-weight="normal" officeooo:rsid="00517ada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523a3f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620985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53394b" style:font-name-asian="OpenSymbol4" style:font-name-complex="OpenSymbol4"/>
    </style:style>
    <style:style style:name="T16" style:family="text">
      <style:text-properties fo:font-weight="normal" officeooo:rsid="005278b4" style:font-name-asian="OpenSymbol4" style:font-name-complex="OpenSymbol4"/>
    </style:style>
    <style:style style:name="T17" style:family="text">
      <style:text-properties fo:font-weight="normal" officeooo:rsid="005278b4" style:font-name-asian="OpenSymbol4" style:font-name-complex="OpenSymbol4" style:text-scale="100%"/>
    </style:style>
    <style:style style:name="T18" style:family="text">
      <style:text-properties fo:font-weight="normal" officeooo:rsid="0053394b" style:font-name-asian="OpenSymbol4" style:font-name-complex="OpenSymbol4" style:text-scale="100%"/>
    </style:style>
    <style:style style:name="T19" style:family="text">
      <style:text-properties fo:font-weight="normal" officeooo:rsid="0055b7c3" style:font-name-asian="OpenSymbol4" style:font-name-complex="OpenSymbol4" style:text-scale="100%"/>
    </style:style>
    <style:style style:name="T20" style:family="text">
      <style:text-properties fo:font-weight="normal" officeooo:rsid="00606a15" style:font-name-asian="OpenSymbol4" style:font-name-complex="OpenSymbol4" style:text-scale="100%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9fc8f" style:font-weight-asian="normal" style:font-weight-complex="normal"/>
    </style:style>
    <style:style style:name="T23" style:family="text">
      <style:text-properties fo:font-style="normal" officeooo:rsid="006285ba" style:font-style-asian="normal" style:font-size-complex="10pt" style:font-style-complex="normal" style:text-scale="100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7102e0" style:font-style-asian="normal" style:font-style-complex="normal"/>
    </style:style>
    <style:style style:name="T26" style:family="text">
      <style:text-properties fo:font-style="normal" fo:font-weight="normal" officeooo:rsid="00561039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style="normal" fo:font-weight="normal" officeooo:rsid="0069fc8f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style="normal" fo:font-weight="normal" officeooo:rsid="0069fc8f" style:font-style-asian="normal" style:font-weight-asian="normal" style:font-size-complex="10pt" style:font-style-complex="normal" style:font-weight-complex="normal" style:text-scale="100%"/>
    </style:style>
    <style:style style:name="T29" style:family="text">
      <style:text-properties fo:font-style="normal" fo:font-weight="normal" officeooo:rsid="00524cfe" style:font-style-asian="normal" style:font-size-complex="9pt" style:font-style-complex="normal"/>
    </style:style>
    <style:style style:name="T30" style:family="text">
      <style:text-properties fo:font-style="normal" fo:font-weight="normal" officeooo:rsid="0069fc8f" style:font-weight-asian="normal" style:font-weight-complex="normal"/>
    </style:style>
    <style:style style:name="T31" style:family="text">
      <style:text-properties style:use-window-font-color="true" loext:opacity="0%" style:font-name="Bitstream Vera Sans7" fo:font-size="10pt" fo:font-style="normal" fo:font-weight="normal" officeooo:rsid="00524cfe" style:font-size-asian="10.5pt" style:font-style-asian="normal" style:font-size-complex="10pt" style:font-style-complex="normal"/>
    </style:style>
    <style:style style:name="T32" style:family="text">
      <style:text-properties style:use-window-font-color="true" loext:opacity="0%" style:font-name="Bitstream Vera Sans7" fo:font-size="10pt" fo:font-weight="normal" officeooo:rsid="005278b4" style:font-size-asian="10.5pt"/>
    </style:style>
    <style:style style:name="T33" style:family="text">
      <style:text-properties style:use-window-font-color="true" loext:opacity="0%" style:font-name="Bitstream Vera Sans7" fo:font-size="10pt" fo:font-weight="normal" officeooo:rsid="00606a15" style:font-size-asian="10.5pt"/>
    </style:style>
    <style:style style:name="T34" style:family="text">
      <style:text-properties style:use-window-font-color="true" loext:opacity="0%" style:font-name="Bitstream Vera Sans7" fo:font-size="10pt" fo:letter-spacing="-0.004cm" fo:font-style="normal" fo:font-weight="normal" officeooo:rsid="00524cfe" style:font-size-asian="10.5pt" style:font-style-asian="normal" style:font-size-complex="10pt" style:font-style-complex="normal"/>
    </style:style>
    <style:style style:name="T35" style:family="text">
      <style:text-properties style:use-window-font-color="true" loext:opacity="0%" style:font-name="Bitstream Vera Sans7" fo:font-size="10pt" fo:letter-spacing="-0.004cm" fo:font-style="normal" fo:font-weight="normal" officeooo:rsid="0071b246" style:font-size-asian="10.5pt" style:font-style-asian="normal" style:font-size-complex="10pt" style:font-style-complex="normal"/>
    </style:style>
    <style:style style:name="T36" style:family="text">
      <style:text-properties style:use-window-font-color="true" loext:opacity="0%" style:font-name="Bitstream Vera Sans7" fo:font-size="10pt" fo:letter-spacing="-0.004cm" fo:font-style="normal" fo:font-weight="bold" officeooo:rsid="0071b246" style:font-size-asian="10.5pt" style:font-style-asian="normal" style:font-weight-asian="bold" style:font-size-complex="10pt" style:font-style-complex="normal" style:font-weight-complex="bold"/>
    </style:style>
    <style:style style:name="T37" style:family="text">
      <style:text-properties style:use-window-font-color="true" loext:opacity="0%" style:font-name="Bitstream Vera Sans7" fo:font-size="10pt" fo:letter-spacing="-0.011cm" fo:font-style="normal" fo:font-weight="normal" officeooo:rsid="005adc61" fo:background-color="transparent" loext:char-shading-value="0" style:font-size-asian="10.5pt" style:font-style-asian="normal" style:font-size-complex="10pt" style:font-style-complex="normal"/>
    </style:style>
    <style:style style:name="T38" style:family="text">
      <style:text-properties style:use-window-font-color="true" loext:opacity="0%" style:font-name="Bitstream Vera Sans7" fo:font-size="9pt" fo:font-style="normal" fo:font-weight="normal" officeooo:rsid="00524cfe" style:font-size-asian="9pt" style:font-style-asian="normal" style:font-size-complex="9pt" style:font-style-complex="normal"/>
    </style:style>
    <style:style style:name="T39" style:family="text">
      <style:text-properties style:use-window-font-color="true" loext:opacity="0%" style:text-position="0% 100%" style:font-name="Bitstream Vera Sans7" fo:font-size="10pt" fo:font-style="normal" fo:font-weight="normal" officeooo:rsid="00524cfe" style:font-name-asian="OpenSymbol" style:font-size-asian="10.5pt" style:font-style-asian="normal" style:font-name-complex="OpenSymbol" style:font-size-complex="10pt" style:font-style-complex="normal"/>
    </style:style>
    <style:style style:name="T40" style:family="text">
      <style:text-properties style:use-window-font-color="true" loext:opacity="0%" style:text-position="0% 100%" style:font-name="Bitstream Vera Sans7" fo:font-size="10pt" fo:font-style="normal" fo:font-weight="normal" officeooo:rsid="0056531d" style:font-name-asian="OpenSymbol" style:font-size-asian="10.5pt" style:font-style-asian="normal" style:font-weight-asian="bold" style:font-name-complex="OpenSymbol" style:font-size-complex="10pt" style:font-style-complex="normal" style:font-weight-complex="bold"/>
    </style:style>
    <style:style style:name="T41" style:family="text">
      <style:text-properties style:use-window-font-color="true" loext:opacity="0%" style:text-position="0% 100%" style:font-name="Bitstream Vera Sans7" fo:font-size="10pt" fo:font-style="normal" fo:font-weight="normal" officeooo:rsid="005adc61" fo:background-color="transparent" loext:char-shading-value="0" style:font-name-asian="OpenSymbol" style:font-size-asian="10.5pt" style:font-style-asian="normal" style:font-name-complex="OpenSymbol" style:font-size-complex="10pt" style:font-style-complex="normal"/>
    </style:style>
    <style:style style:name="T42" style:family="text">
      <style:text-properties style:use-window-font-color="true" loext:opacity="0%" style:text-position="0% 100%" style:font-name="Bitstream Vera Sans7" fo:font-size="10pt" fo:font-style="normal" fo:font-weight="normal" officeooo:rsid="006285ba" fo:background-color="transparent" loext:char-shading-value="0" style:font-name-asian="OpenSymbol" style:font-size-asian="10.5pt" style:font-style-asian="normal" style:font-name-complex="OpenSymbol" style:font-size-complex="10pt" style:font-style-complex="normal"/>
    </style:style>
    <style:style style:name="T43" style:family="text">
      <style:text-properties style:use-window-font-color="true" loext:opacity="0%" style:text-position="0% 100%" style:font-name="Bitstream Vera Sans7" fo:font-style="normal" fo:font-weight="normal" officeooo:rsid="00561039" style:font-name-asian="OpenSymbol" style:font-size-asian="10.5pt" style:font-style-asian="normal" style:font-name-complex="OpenSymbol" style:font-size-complex="10pt" style:font-style-complex="normal"/>
    </style:style>
    <style:style style:name="T44" style:family="text">
      <style:text-properties style:use-window-font-color="true" loext:opacity="0%" style:text-position="0% 100%" style:font-name="Bitstream Vera Sans7" fo:font-style="normal" fo:font-weight="normal" officeooo:rsid="00620985" style:font-name-asian="OpenSymbol" style:font-size-asian="10.5pt" style:font-style-asian="normal" style:font-name-complex="OpenSymbol" style:font-size-complex="10pt" style:font-style-complex="normal"/>
    </style:style>
    <style:style style:name="T45" style:family="text">
      <style:text-properties style:use-window-font-color="true" loext:opacity="0%" style:text-position="0% 100%" style:font-name="Bitstream Vera Sans7" fo:letter-spacing="-0.014cm" fo:font-weight="normal" officeooo:rsid="0055b7c3" style:font-name-asian="OpenSymbol" style:font-size-asian="10.5pt" style:font-style-asian="normal" style:font-name-complex="OpenSymbol" style:font-size-complex="10pt" style:font-style-complex="normal"/>
    </style:style>
    <style:style style:name="T46" style:family="text">
      <style:text-properties style:use-window-font-color="true" loext:opacity="0%" style:text-position="0% 100%" style:font-name="Bitstream Vera Sans7" fo:letter-spacing="-0.014cm" fo:font-weight="normal" officeooo:rsid="00620985" style:font-name-asian="OpenSymbol" style:font-size-asian="10.5pt" style:font-style-asian="normal" style:font-name-complex="OpenSymbol" style:font-size-complex="10pt" style:font-style-complex="normal"/>
    </style:style>
    <style:style style:name="T47" style:family="text">
      <style:text-properties style:use-window-font-color="true" loext:opacity="0%" style:text-position="0% 100%" fo:font-style="normal" fo:font-weight="normal" officeooo:rsid="00620985" style:font-name-asian="OpenSymbol" style:font-style-asian="normal" style:font-name-complex="OpenSymbol" style:font-size-complex="10pt" style:font-style-complex="normal"/>
    </style:style>
    <style:style style:name="T48" style:family="text">
      <style:text-properties style:use-window-font-color="true" loext:opacity="0%" style:text-position="0% 100%" fo:letter-spacing="-0.004cm" fo:font-style="normal" fo:font-weight="normal" officeooo:rsid="00620985" style:font-name-asian="OpenSymbol" style:font-style-asian="normal" style:font-name-complex="OpenSymbol" style:font-size-complex="10pt" style:font-style-complex="normal"/>
    </style:style>
    <style:style style:name="T49" style:family="text">
      <style:text-properties style:use-window-font-color="true" loext:opacity="0%" style:text-position="0% 100%" fo:letter-spacing="-0.004cm" fo:font-style="normal" fo:font-weight="normal" officeooo:rsid="00620985" fo:background-color="transparent" loext:char-shading-value="0" style:font-name-asian="OpenSymbol" style:font-style-asian="normal" style:font-name-complex="OpenSymbol" style:font-size-complex="10pt" style:font-style-complex="normal"/>
    </style:style>
    <style:style style:name="T50" style:family="text">
      <style:text-properties style:use-window-font-color="true" loext:opacity="0%" style:font-name="Bitstream Vera Sans2" fo:font-size="10pt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1" style:family="text">
      <style:text-properties style:use-window-font-color="true" loext:opacity="0%" style:font-name="Bitstream Vera Sans2" fo:font-size="10pt" fo:language="zxx" fo:country="none" fo:font-style="normal" style:text-underline-style="none" fo:font-weight="normal" officeooo:rsid="0055b7c3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2" style:family="text">
      <style:text-properties style:use-window-font-color="true" loext:opacity="0%" style:font-name="Bitstream Vera Sans2" fo:font-size="10pt" fo:font-style="normal" style:text-underline-style="none" officeooo:rsid="0055b7c3" style:font-size-asian="10pt" style:font-style-asian="normal" style:font-size-complex="10pt" style:font-style-complex="normal"/>
    </style:style>
    <style:style style:name="T53" style:family="text">
      <style:text-properties style:use-window-font-color="true" loext:opacity="0%" style:font-name="OpenSymbol" fo:font-size="10pt" fo:language="zxx" fo:country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4" style:family="text">
      <style:text-properties fo:color="#000000" loext:opacity="100%" style:font-name="Bitstream Vera Sans7" fo:font-size="10pt" fo:font-weight="normal" officeooo:rsid="0053394b" style:font-size-asian="10.5pt"/>
    </style:style>
    <style:style style:name="T55" style:family="text">
      <style:text-properties fo:color="#000000" loext:opacity="100%" style:font-name="Bitstream Vera Sans7" fo:font-size="10pt" fo:font-weight="normal" officeooo:rsid="0067129f" style:font-size-asian="10.5pt"/>
    </style:style>
    <style:style style:name="T56" style:family="text">
      <style:text-properties fo:color="#000000" loext:opacity="100%" style:font-name="Bitstream Vera Sans7" fo:font-size="10pt" fo:language="fr" fo:country="FR" fo:font-style="normal" fo:font-weight="normal" officeooo:rsid="0069fc8f" style:letter-kerning="true" fo:background-color="#ffff00" loext:char-shading-value="0" style:font-name-asian="Bitstream Vera Sans3" style:font-size-asian="10pt" style:language-asian="zh" style:country-asian="CN" style:font-style-asian="normal" style:font-weight-asian="normal" style:font-name-complex="Bitstream Vera Sans3" style:font-size-complex="10pt" style:language-complex="hi" style:country-complex="IN" style:font-style-complex="normal" style:font-weight-complex="normal" style:font-relief="none"/>
    </style:style>
    <style:style style:name="T57" style:family="text">
      <style:text-properties fo:color="#000000" loext:opacity="100%" style:font-name="Bitstream Vera Sans7" fo:font-size="10pt" fo:language="fr" fo:country="FR" officeooo:rsid="006d0fd0" style:letter-kerning="true" fo:background-color="#ffff00" loext:char-shading-value="0" style:font-name-asian="Bitstream Vera Sans3" style:font-size-asian="10pt" style:language-asian="zh" style:country-asian="CN" style:font-name-complex="Bitstream Vera Sans3" style:language-complex="hi" style:country-complex="IN"/>
    </style:style>
    <style:style style:name="T58" style:family="text">
      <style:text-properties fo:color="#000000" loext:opacity="100%" style:font-name="Bitstream Vera Sans7" fo:font-size="10pt" fo:language="fr" fo:country="FR" officeooo:rsid="006de6b6" style:letter-kerning="true" fo:background-color="#ffff00" loext:char-shading-value="0" style:font-name-asian="Bitstream Vera Sans3" style:font-size-asian="10pt" style:language-asian="zh" style:country-asian="CN" style:font-name-complex="Bitstream Vera Sans3" style:language-complex="hi" style:country-complex="IN"/>
    </style:style>
    <style:style style:name="T59" style:family="text">
      <style:text-properties fo:color="#000000" loext:opacity="100%" style:font-name="Bitstream Vera Sans7" fo:font-size="10pt" fo:language="fr" fo:country="FR" fo:font-weight="bold" officeooo:rsid="007102e0" style:letter-kerning="true" fo:background-color="#ffff00" loext:char-shading-value="0" style:font-name-asian="Bitstream Vera Sans3" style:font-size-asian="10pt" style:language-asian="zh" style:country-asian="CN" style:font-weight-asian="bold" style:font-name-complex="Bitstream Vera Sans3" style:language-complex="hi" style:country-complex="IN"/>
    </style:style>
    <style:style style:name="T60" style:family="text">
      <style:text-properties fo:color="#000000" loext:opacity="100%" style:font-name="Bitstream Vera Sans" fo:font-size="10pt" fo:font-style="normal" fo:font-weight="normal" officeooo:rsid="00620985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1" style:family="text">
      <style:text-properties fo:color="#000000" loext:opacity="100%" style:text-position="0% 100%" style:font-name="Bitstream Vera Sans7" fo:font-size="10pt" fo:language="fr" fo:country="FR" fo:font-style="normal" fo:font-weight="normal" officeooo:rsid="00685943" style:letter-kerning="true" fo:background-color="#ffff00" loext:char-shading-value="0" style:font-name-asian="Bitstream Vera Sans3" style:font-size-asian="10pt" style:language-asian="zh" style:country-asian="CN" style:font-style-asian="normal" style:font-name-complex="Bitstream Vera Sans3" style:font-size-complex="9pt" style:language-complex="hi" style:country-complex="IN" style:font-style-complex="normal"/>
    </style:style>
    <style:style style:name="T62" style:family="text">
      <style:text-properties officeooo:rsid="00517ada"/>
    </style:style>
    <style:style style:name="T63" style:family="text">
      <style:text-properties fo:font-weight="bold" style:font-weight-asian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7102e0" style:font-weight-asian="bold" style:font-weight-complex="bold"/>
    </style:style>
    <style:style style:name="T66" style:family="text">
      <style:text-properties style:font-name="Wingdings 2" style:font-name-asian="Wingdings 2" style:font-name-complex="Wingdings 2"/>
    </style:style>
    <style:style style:name="T67" style:family="text">
      <style:text-properties style:font-name="Wingdings 2" officeooo:rsid="005278b4" style:font-name-asian="Wingdings 2" style:font-name-complex="Wingdings 2"/>
    </style:style>
    <style:style style:name="T68" style:family="text">
      <style:text-properties style:text-scale="100%"/>
    </style:style>
    <style:style style:name="T69" style:family="text">
      <style:text-properties officeooo:rsid="00606a15" style:text-scale="100%"/>
    </style:style>
    <style:style style:name="T70" style:family="text">
      <style:text-properties style:font-name="OpenSymbol1" officeooo:rsid="00620985" style:font-name-asian="OpenSymbol2" style:font-name-complex="OpenSymbol2"/>
    </style:style>
    <style:style style:name="T71" style:family="text">
      <style:text-properties officeooo:rsid="00292a57" style:font-style-asian="normal" style:font-size-complex="10pt" style:font-style-complex="normal"/>
    </style:style>
    <style:style style:name="T72" style:family="text">
      <style:text-properties officeooo:rsid="006285ba"/>
    </style:style>
    <style:style style:name="T73" style:family="text">
      <style:text-properties fo:letter-spacing="-0.004cm"/>
    </style:style>
    <style:style style:name="T74" style:family="text">
      <style:text-properties fo:letter-spacing="-0.004cm" officeooo:rsid="00620985"/>
    </style:style>
    <style:style style:name="T75" style:family="text">
      <style:text-properties officeooo:rsid="0067129f"/>
    </style:style>
    <style:style style:name="T76" style:family="text">
      <style:text-properties style:text-position="super 58%"/>
    </style:style>
    <style:style style:name="T77" style:family="text">
      <style:text-properties style:text-position="super 58%" fo:font-weight="bold" style:font-weight-asian="bold" style:font-weight-complex="bold"/>
    </style:style>
    <style:style style:name="T78" style:family="text">
      <style:text-properties officeooo:rsid="006b7b95"/>
    </style:style>
    <style:style style:name="T79" style:family="text">
      <style:text-properties style:font-name="OpenSymbol3" officeooo:rsid="006b7b95" style:font-name-asian="Bitstream Vera Sans3" style:font-name-complex="Bitstream Vera Sans3"/>
    </style:style>
    <style:style style:name="T80" style:family="text">
      <style:text-properties officeooo:rsid="006d0fd0"/>
    </style:style>
    <style:style style:name="T81" style:family="text">
      <style:text-properties officeooo:rsid="007102e0"/>
    </style:style>
    <style:style style:name="T8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8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4" style:family="graphic">
      <style:graphic-properties draw:stroke="none" draw:fill="solid" draw:fill-color="#9d0f89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0" text:outline-level="1"><draw:g text:anchor-type="paragraph" draw:z-index="8" draw:name="Forme5" draw:style-name="gr2"><draw:custom-shape draw:style-name="gr3" draw:text-style-name="P89" svg:width="3.964cm" svg:height="0.641cm" draw:transform="skewX (0.00279252680319092) rotate (0.0872664625997165) translate (-0.370416666666667cm -0.0934861111111111cm)"><text:p text:style-name="P88"><text:span text:style-name="T8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y="-9.179cm" svg:width="9.135cm" draw:z-index="5"><draw:text-box fo:min-height="3.93cm"><text:section text:style-name="Sect1" text:name="Section4"><text:p text:style-name="P26"/><text:p text:style-name="_5f_Paragraphe_20_livret_20_">300 € sont partagés entre Julie et Rayan dans le ratio 2:3 (on lit « deux pour trois »).</text:p><text:p text:style-name="_5f_Paragraphe_20_livret_20_">Combien chacun d’entre eux recevra-<text:span text:style-name="T75">t-</text:span>il ?</text:p><text:p text:style-name="P14"><text:span text:style-name="Bold_5f_niv1">Correction</text:span></text:p><text:list text:style-name="liste_5f_abc"><text:list-header><text:p text:style-name="P39">1<text:span text:style-name="T76">re</text:span> méthode<text:span text:style-name="T21"> </text:span>:</text:p></text:list-header></text:list><text:p text:style-name="_5f_Paragraphe_20_livret_20_">Julie aura <text:span text:style-name="T64">2</text:span> parts et Rayan <text:span text:style-name="T64">3</text:span> parts soit un total de <text:span text:style-name="T64">5</text:span> parts. On partage donc 300 € en 5 parts : </text:p><text:p text:style-name="_5f_Paragraphe_20_livret_20_">300 : 5 = 60 €.</text:p><text:p text:style-name="_5f_Paragraphe_20_livret_20_">Julie recevra : 60 <text:span text:style-name="_5f_signe"><text:span text:style-name="T70">×</text:span></text:span> 2 <text:span text:style-name="_5f_signe">=</text:span> 120 €.</text:p><text:p text:style-name="P23">Rayan recevra : 60 <text:span text:style-name="_5f_signe"><text:span text:style-name="T70">×</text:span></text:span> 3 <text:span text:style-name="_5f_signe">=</text:span> 180 €.</text:p><text:list text:continue-numbering="true" text:style-name="liste_5f_abc"><text:list-header><text:p text:style-name="P40"><text:span text:style-name="T64">2</text:span><text:span text:style-name="T77">e</text:span><text:span text:style-name="T64"> méthode</text:span><text:span text:style-name="T21"> </text:span><text:span text:style-name="T64">:</text:span></text:p></text:list-header></text:list><text:p text:style-name="P24">On établit un tableau de proportionnalité.</text:p><table:table table:name="Tableau3" table:style-name="Tableau3"><table:table-column table:style-name="Tableau3.A"/><table:table-column table:style-name="Tableau3.B"/><table:table-column table:style-name="Tableau3.C"/><table:table-column table:style-name="Tableau3.B"/><table:table-row table:style-name="Tableau3.1"><table:table-cell table:style-name="Tableau3.A1" office:value-type="string"><text:list text:continue-numbering="true" text:style-name="liste_5f_abc"><text:list-header><text:p text:style-name="P41"/></text:list-header></text:list></table:table-cell><table:table-cell table:style-name="Tableau3.B1" office:value-type="string"><text:list text:continue-numbering="true" text:style-name="liste_5f_abc"><text:list-header><text:p text:style-name="P43">Julie</text:p></text:list-header></text:list></table:table-cell><table:table-cell table:style-name="Tableau3.B1" office:value-type="string"><text:list text:continue-numbering="true" text:style-name="liste_5f_abc"><text:list-header><text:p text:style-name="P44">Rayan</text:p></text:list-header></text:list></table:table-cell><table:table-cell table:style-name="Tableau3.D1" office:value-type="string"><text:list text:continue-numbering="true" text:style-name="liste_5f_abc"><text:list-header><text:p text:style-name="P44">Total</text:p></text:list-header></text:list></table:table-cell></table:table-row><table:table-row table:style-name="Tableau3.1"><table:table-cell table:style-name="Tableau3.A2" office:value-type="string"><text:list text:continue-numbering="true" text:style-name="liste_5f_abc"><text:list-header><text:p text:style-name="P46">R<text:span text:style-name="T62">atio</text:span></text:p></text:list-header></text:list></table:table-cell><table:table-cell table:style-name="Tableau3.B2" office:value-type="string"><text:list text:continue-numbering="true" text:style-name="liste_5f_abc"><text:list-header><text:p text:style-name="P42">2</text:p></text:list-header></text:list></table:table-cell><table:table-cell table:style-name="Tableau3.B2" office:value-type="string"><text:list text:continue-numbering="true" text:style-name="liste_5f_abc"><text:list-header><text:p text:style-name="P42">3</text:p></text:list-header></text:list></table:table-cell><table:table-cell table:style-name="Tableau3.D2" office:value-type="string"><text:list text:continue-numbering="true" text:style-name="liste_5f_abc"><text:list-header><text:p text:style-name="P42">5</text:p></text:list-header></text:list></table:table-cell></table:table-row><table:table-row table:style-name="Tableau3.1"><table:table-cell table:style-name="Tableau3.A3" office:value-type="string"><text:list text:continue-numbering="true" text:style-name="liste_5f_abc"><text:list-header><text:p text:style-name="P45">Somme (€)</text:p></text:list-header></text:list></table:table-cell><table:table-cell table:style-name="Tableau3.B3" office:value-type="string"><text:list text:continue-numbering="true" text:style-name="liste_5f_abc"><text:list-header><text:p text:style-name="P41"/></text:list-header></text:list></table:table-cell><table:table-cell table:style-name="Tableau3.B3" office:value-type="string"><text:list text:continue-numbering="true" text:style-name="liste_5f_abc"><text:list-header><text:p text:style-name="P47"/></text:list-header></text:list></table:table-cell><table:table-cell table:style-name="Tableau3.D3" office:value-type="string"><text:list xml:id="list114334494614310" text:continue-numbering="true" text:style-name="liste_5f_abc"><text:list-header><text:p text:style-name="P44">300</text:p></text:list-header></text:list></table:table-cell></table:table-row></table:table><text:p text:style-name="P25"><text:span text:style-name="Police_20_par_20_défaut"><text:span text:style-name="T14">On calcule le</text:span></text:span><text:span text:style-name="Police_20_par_20_défaut"><text:span text:style-name="T12"> coefficient de proportionnalité :</text:span></text:span><text:span text:style-name="Police_20_par_20_défaut"><text:span text:style-name="T13"> 300 : 5 = 60</text:span></text:span></text:p><text:p text:style-name="P22"><text:span text:style-name="Police_20_par_20_défaut"><text:span text:style-name="T60">Puis on calcule les parts de Julie et Rayan.</text:span></text:span></text:p></text:section></draw:text-box></draw:frame></text:h>
      <text:list text:style-name="Num_5f_Exo">
        <text:list-item>
          <text:h text:style-name="P81" text:outline-level="1"> <text:span text:style-name="T74">Donne le ratio dans lesquelles sont représentées les étoiles et les lunes.</text:span></text:h>
        </text:list-item>
      </text:list>
      <table:table table:name="Tableau38" table:style-name="Tableau38">
        <table:table-column table:style-name="Tableau38.A"/>
        <table:table-column table:style-name="Tableau38.B"/>
        <table:table-header-rows>
          <table:table-row table:style-name="Tableau38.1">
            <table:table-cell table:style-name="Tableau38.A1" office:value-type="string">
              <text:list text:continue-numbering="true" text:style-name="Num_5f_Exo">
                <text:list-header>
                  <text:p text:style-name="P64"><text:span text:style-name="T66"></text:span><text:span text:style-name="T67"></text:span></text:p>
                </text:list-header>
              </text:list>
            </table:table-cell>
            <table:table-cell table:style-name="Tableau38.B1" office:value-type="string">
              <text:list text:continue-numbering="true" text:style-name="Num_5f_Exo">
                <text:list-header>
                  <text:p text:style-name="P30"><text:span text:style-name="T38">Ratio =</text:span><text:span text:style-name="_5f_Caractères_5f_correction"><text:span text:style-name="T29"> </text:span></text:span><text:span text:style-name="_5f_Caractères_5f_correction"><text:span text:style-name="T8">4:3</text:span></text:span></text:p>
                </text:list-header>
              </text:list>
            </table:table-cell>
          </table:table-row>
        </table:table-header-rows>
        <table:table-row table:style-name="Tableau38.1">
          <table:table-cell table:style-name="Tableau38.A2" office:value-type="string">
            <text:list text:continue-numbering="true" text:style-name="Num_5f_Exo">
              <text:list-header>
                <text:p text:style-name="P64"><text:span text:style-name="T66"></text:span><text:span text:style-name="T67"></text:span></text:p>
              </text:list-header>
            </text:list>
          </table:table-cell>
          <table:table-cell table:style-name="Tableau38.B2" office:value-type="string">
            <text:list text:continue-numbering="true" text:style-name="Num_5f_Exo">
              <text:list-header>
                <text:p text:style-name="P31"><text:span text:style-name="T38">Ratio = </text:span><text:span text:style-name="_5f_Caractères_5f_correction"><text:span text:style-name="T9"> </text:span></text:span><text:span text:style-name="_5f_Caractères_5f_correction"><text:span text:style-name="T61">7</text:span></text:span><text:span text:style-name="_5f_Caractères_5f_correction"><text:span text:style-name="T8">:</text:span></text:span><text:span text:style-name="_5f_Caractères_5f_correction"><text:span text:style-name="T61">2</text:span></text:span></text:p>
              </text:list-header>
            </text:list>
          </table:table-cell>
        </table:table-row>
        <table:table-row table:style-name="Tableau38.1">
          <table:table-cell table:style-name="Tableau38.A2" office:value-type="string">
            <text:list text:continue-numbering="true" text:style-name="Num_5f_Exo">
              <text:list-header>
                <text:p text:style-name="P64"><text:span text:style-name="T66"></text:span><text:span text:style-name="T67"></text:span></text:p>
                <text:p text:style-name="P65"></text:p>
              </text:list-header>
            </text:list>
          </table:table-cell>
          <table:table-cell table:style-name="Tableau38.B2" office:value-type="string">
            <text:list text:continue-numbering="true" text:style-name="Num_5f_Exo">
              <text:list-header>
                <text:p text:style-name="P31"><text:span text:style-name="T38">Ratio = </text:span><text:span text:style-name="_5f_Caractères_5f_correction"><text:span text:style-name="T9"> </text:span></text:span><text:span text:style-name="_5f_Caractères_5f_correction"><text:span text:style-name="T8">4:</text:span></text:span><text:span text:style-name="_5f_Caractères_5f_correction"><text:span text:style-name="T61">10</text:span></text:span></text:p>
              </text:list-header>
            </text:list>
          </table:table-cell>
        </table:table-row>
      </table:table>
      <text:list xml:id="list114334801765256" text:continue-numbering="true" text:style-name="Num_5f_Exo">
        <text:list-item>
          <text:h text:style-name="P29" text:outline-level="1"> <text:span text:style-name="Bold_5f_niv1"><text:span text:style-name="T23">Simplifier des ratios</text:span></text:span></text:h>
        </text:list-item>
      </text:list>
      <text:list xml:id="list114335909900366" text:continue-list="list114334494614310" text:style-name="liste_5f_abc">
        <text:list-item text:start-value="1">
          <text:p text:style-name="P71">Simplifie <draw:frame draw:style-name="fr5" draw:name="Objet1" text:anchor-type="as-char" svg:width="0.517cm" svg:height="0.87cm" draw:z-index="7"><draw:object xlink:href="./Object 1" xlink:type="simple" xlink:show="embed" xlink:actuate="onLoad"/><draw:image xlink:href="./ObjectReplacements/Object 1" xlink:type="simple" xlink:show="embed" xlink:actuate="onLoad"/></draw:frame><text:s/>puis le ratio 30:48.</text:p>
        </text:list-item>
      </text:list>
      <text:list xml:id="list909667204" text:style-name="_5f_Numérotation_20_des_20_exercices_20_livrets">
        <text:list-header>
          <text:p text:style-name="P33"><text:span text:style-name="_5f_pointillés_20_gris"><text:span text:style-name="T21"><draw:frame draw:style-name="fr4" draw:name="Objet2" text:anchor-type="as-char" svg:width="2.482cm" svg:height="0.87cm" draw:z-index="1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Caractères_5f_correction"><text:span text:style-name="T21"><text:s text:c="2"/></text:span></text:span><text:span text:style-name="_5f_Caractères_5f_correction"><text:span text:style-name="T22">donc <text:s/></text:span></text:span><text:span text:style-name="_5f_Caractères_5f_correction"><text:span text:style-name="T21">30:48 </text:span></text:span><text:span text:style-name="_5f_Caractères_5f_correction"><text:span text:style-name="T22">= <text:s/></text:span></text:span><text:span text:style-name="_5f_Caractères_5f_correction"><text:span text:style-name="T30">5</text:span></text:span><text:span text:style-name="_5f_Caractères_5f_correction"><text:span text:style-name="T22">:8</text:span></text:span></text:p>
        </text:list-header>
      </text:list>
      <text:list xml:id="list114334641351883" text:continue-list="list114335909900366" text:style-name="liste_5f_abc">
        <text:list-item>
          <text:p text:style-name="P69"><text:span text:style-name="_5f_BVS"><text:span text:style-name="T72">Simplifie les ratios suivants.</text:span></text:span></text:p>
        </text:list-item>
      </text:list>
      <text:section text:style-name="Sect2" text:name="Section1">
        <text:list xml:id="list114336235480792" text:continue-list="list909667204" text:style-name="_5f_Numérotation_20_des_20_exercices_20_livrets">
          <text:list-header>
            <text:p text:style-name="P72"><text:span text:style-name="_5f_Consigne"><text:span text:style-name="T52">14:16</text:span></text:span><text:span text:style-name="_5f_Consigne"><text:span text:style-name="T6"> </text:span></text:span><text:span text:style-name="_5f_opensymbol"><text:span text:style-name="T11"></text:span></text:span><text:span text:style-name="_5f_Consigne"><text:span text:style-name="T6"> </text:span></text:span><text:span text:style-name="_5f_Caractères_5f_correction"><text:span text:style-name="T27">7:8</text:span></text:span></text:p>
            <text:p text:style-name="P73"><text:span text:style-name="_5f_Consigne"><text:span text:style-name="T51">8:72</text:span></text:span><text:span text:style-name="_5f_Consigne"><text:span text:style-name="T50"> </text:span></text:span><text:span text:style-name="_5f_opensymbol"><text:span text:style-name="T53"></text:span></text:span><text:span text:style-name="_5f_Consigne"><text:span text:style-name="T50"> </text:span></text:span><text:span text:style-name="_5f_Caractères_5f_correction"><text:span text:style-name="T56">1:9</text:span></text:span></text:p>
            <text:p text:style-name="P74"><text:span text:style-name="_5f_Consigne"><text:span text:style-name="T51">35:15</text:span></text:span><text:span text:style-name="_5f_Consigne"><text:span text:style-name="T50"> </text:span></text:span><text:span text:style-name="_5f_opensymbol"><text:span text:style-name="T53"></text:span></text:span><text:span text:style-name="_5f_Consigne"><text:span text:style-name="T50"> </text:span></text:span><text:span text:style-name="_5f_Caractères_5f_correction"><text:span text:style-name="T56">7:3</text:span></text:span></text:p>
            <text:p text:style-name="P72"><text:span text:style-name="_5f_Consigne"><text:span text:style-name="T52">70:50</text:span></text:span><text:span text:style-name="_5f_Consigne"><text:span text:style-name="T6"> </text:span></text:span><text:span text:style-name="_5f_opensymbol"><text:span text:style-name="T11"></text:span></text:span><text:span text:style-name="_5f_Consigne"><text:span text:style-name="T6"> </text:span></text:span><text:span text:style-name="_5f_Caractères_5f_correction"><text:span text:style-name="T56">7:5</text:span></text:span></text:p>
            <text:p text:style-name="P73"><text:span text:style-name="_5f_Consigne"><text:span text:style-name="T51">36:81</text:span></text:span><text:span text:style-name="_5f_Consigne"><text:span text:style-name="T50"> </text:span></text:span><text:span text:style-name="_5f_opensymbol"><text:span text:style-name="T53"></text:span></text:span><text:span text:style-name="_5f_Consigne"><text:span text:style-name="T50"> </text:span></text:span><text:span text:style-name="_5f_Caractères_5f_correction"><text:span text:style-name="T56">4:9</text:span></text:span></text:p>
            <text:p text:style-name="P75"><text:span text:style-name="_5f_Consigne"><text:span text:style-name="T51">42:48</text:span></text:span><text:span text:style-name="_5f_Consigne"><text:span text:style-name="T50"> </text:span></text:span><text:span text:style-name="_5f_opensymbol"><text:span text:style-name="T53"></text:span></text:span><text:span text:style-name="_5f_Consigne"><text:span text:style-name="T50"> </text:span></text:span><text:span text:style-name="_5f_Caractères_5f_correction"><text:span text:style-name="T56">7:8</text:span></text:span></text:p>
          </text:list-header>
        </text:list>
      </text:section>
      <text:list xml:id="list114335812764044" text:continue-list="list114334801765256" text:style-name="Num_5f_Exo">
        <text:list-item>
          <text:p text:style-name="P48"><text:span text:style-name="T32"> Dans chaque cas, </text:span><text:span text:style-name="T33">complète les égalités pour </text:span><text:span text:style-name="T54">obtenir d</text:span><text:span text:style-name="T55">eux</text:span><text:span text:style-name="T54"> ratios égaux.</text:span></text:p>
        </text:list-item>
      </text:list>
      <text:section text:style-name="Sect2" text:name="Section2">
        <text:list xml:id="list114335716971149" text:continue-list="list114334641351883" text:style-name="liste_5f_abc">
          <text:list-item text:start-value="1">
            <text:p text:style-name="P70"><text:span text:style-name="_5f_BVS"><text:span text:style-name="T15">18:</text:span></text:span><text:span text:style-name="_5f_Caractères_5f_correction"><text:span text:style-name="T27">8</text:span></text:span><text:span text:style-name="_5f_BVS"><text:span text:style-name="T15">= </text:span></text:span><text:span text:style-name="_5f_BVS"><text:span text:style-name="T16">9:4</text:span></text:span></text:p>
          </text:list-item>
          <text:list-item>
            <text:p text:style-name="P70"><text:span text:style-name="_5f_BVS"><text:span text:style-name="T17">8:3</text:span></text:span><text:span text:style-name="_5f_BVS"><text:span text:style-name="T18"> </text:span></text:span><text:span text:style-name="_5f_BVS"><text:span text:style-name="T19">=</text:span></text:span><text:span text:style-name="_5f_BVS"><text:span text:style-name="T18"> </text:span></text:span><text:span text:style-name="_5f_Caractères_5f_correction"><text:span text:style-name="T28">64</text:span></text:span><text:span text:style-name="_5f_BVS"><text:span text:style-name="T18"> :24</text:span></text:span></text:p>
          </text:list-item>
          <text:list-item>
            <text:p text:style-name="P70"><text:span text:style-name="_5f_Caractères_5f_correction">25</text:span><text:span text:style-name="_5f_BVS"><text:span text:style-name="T18">:</text:span></text:span><text:span text:style-name="_5f_BVS"><text:span text:style-name="T20">30 = 5:6</text:span></text:span></text:p>
          </text:list-item>
          <text:list-item>
            <text:p text:style-name="P70"><text:span text:style-name="_5f_BVS"><text:span text:style-name="T18">2:3</text:span></text:span><text:span text:style-name="_5f_BVS"><text:span text:style-name="T17"> </text:span></text:span><text:span text:style-name="_5f_BVS"><text:span text:style-name="T19">=</text:span></text:span><text:span text:style-name="_5f_BVS"><text:span text:style-name="T68"> </text:span></text:span><text:span text:style-name="_5f_BVS"><text:span text:style-name="T18">24:</text:span></text:span><text:span text:style-name="_5f_Caractères_5f_correction"><text:span text:style-name="T28">36</text:span></text:span></text:p>
          </text:list-item>
          <text:list-item>
            <text:p text:style-name="P70"><text:span text:style-name="_5f_Caractères_5f_correction"><text:span text:style-name="T28">21</text:span></text:span><text:span text:style-name="_5f_BVS"><text:span text:style-name="T68">:</text:span></text:span><text:span text:style-name="_5f_BVS"><text:span text:style-name="T69">3 = 7:1</text:span></text:span></text:p>
          </text:list-item>
          <text:list-item>
            <text:p text:style-name="P70"><text:span text:style-name="_5f_BVS"><text:span text:style-name="T19">1:</text:span></text:span><text:span text:style-name="_5f_BVS"><text:span text:style-name="T18">2:3 </text:span></text:span><text:span text:style-name="_5f_BVS"><text:span text:style-name="T19">=</text:span></text:span><text:span text:style-name="_5f_BVS"><text:span text:style-name="T68"> </text:span></text:span><text:span text:style-name="_5f_BVS"><text:span text:style-name="T18">4:</text:span></text:span><text:span text:style-name="_5f_Caractères_5f_correction"><text:span text:style-name="T28">8</text:span></text:span><text:span text:style-name="_5f_BVS"><text:span text:style-name="T18">:</text:span></text:span><text:span text:style-name="_5f_Caractères_5f_correction"><text:span text:style-name="T28">12</text:span></text:span></text:p>
          </text:list-item>
        </text:list>
      </text:section>
      <text:list xml:id="list114336258565178" text:continue-list="list114335812764044" text:style-name="Num_5f_Exo">
        <text:list-item>
          <text:p text:style-name="P66"> Une vinaigrette de 450 mL composée d’huile et de vinaigre est réalisée dans le ratio 3:1.</text:p>
        </text:list-item>
      </text:list>
      <text:list text:continue-list="list114335716971149" text:style-name="liste_5f_abc">
        <text:list-item text:start-value="1">
          <text:p text:style-name="P67"><text:span text:style-name="_5f_BVS"><text:span text:style-name="T73">Quelles sont les quantités d’huile et de vinaigre ?</text:span></text:span></text:p>
        </text:list-item>
      </text:list>
      <text:p text:style-name="P28"><text:span text:style-name="_5f_BVS"><text:span text:style-name="T73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7"><text:span text:style-name="_5f_Caractères_5f_correction"><text:span text:style-name="T21"/></text:span></text:p>
          </table:table-cell>
          <table:table-cell table:style-name="Tableau1.A1" office:value-type="string">
            <text:p text:style-name="P27"><text:span text:style-name="_5f_Caractères_5f_correction"><text:span text:style-name="T64">Huile</text:span></text:span></text:p>
          </table:table-cell>
          <table:table-cell table:style-name="Tableau1.A1" office:value-type="string">
            <text:p text:style-name="P27"><text:span text:style-name="_5f_Caractères_5f_correction"><text:span text:style-name="T64">Vinaigre</text:span></text:span></text:p>
          </table:table-cell>
          <table:table-cell table:style-name="Tableau1.D1" office:value-type="string">
            <text:p text:style-name="P27"><text:span text:style-name="_5f_Caractères_5f_correction"><text:span text:style-name="T64">Total</text:span></text:span></text:p>
          </table:table-cell>
        </table:table-row>
        <table:table-row>
          <table:table-cell table:style-name="Tableau1.A2" office:value-type="string">
            <text:p text:style-name="P27"><text:span text:style-name="_5f_Caractères_5f_correction"><text:span text:style-name="T64">Ratio</text:span></text:span></text:p>
          </table:table-cell>
          <table:table-cell table:style-name="Tableau1.A2" office:value-type="string">
            <text:p text:style-name="P27"><text:span text:style-name="_5f_Caractères"><text:span text:style-name="T21">3</text:span></text:span></text:p>
          </table:table-cell>
          <table:table-cell table:style-name="Tableau1.A2" office:value-type="string">
            <text:p text:style-name="P27"><text:span text:style-name="_5f_Caractères"><text:span text:style-name="T21">1</text:span></text:span></text:p>
          </table:table-cell>
          <table:table-cell table:style-name="Tableau1.D2" office:value-type="string">
            <text:p text:style-name="P27"><text:span text:style-name="_5f_Caractères_5f_correction"><text:span text:style-name="T21">4</text:span></text:span></text:p>
          </table:table-cell>
        </table:table-row>
        <table:table-row>
          <table:table-cell table:style-name="Tableau1.A2" office:value-type="string">
            <text:p text:style-name="P27"><text:span text:style-name="_5f_Caractères_5f_correction"><text:span text:style-name="T64">Quantité (mL)</text:span></text:span></text:p>
          </table:table-cell>
          <table:table-cell table:style-name="Tableau1.A2" office:value-type="string">
            <text:p text:style-name="P27"><text:span text:style-name="_5f_Caractères_5f_correction"><text:span text:style-name="T21">337,5</text:span></text:span></text:p>
          </table:table-cell>
          <table:table-cell table:style-name="Tableau1.A2" office:value-type="string">
            <text:p text:style-name="P27"><text:span text:style-name="_5f_Caractères_5f_correction"><text:span text:style-name="T21">112,5</text:span></text:span></text:p>
          </table:table-cell>
          <table:table-cell table:style-name="Tableau1.D2" office:value-type="string">
            <text:p text:style-name="P27"><text:span text:style-name="_5f_Caractères"><text:span text:style-name="T21">450</text:span></text:span></text:p>
          </table:table-cell>
        </table:table-row>
      </table:table>
      <text:list xml:id="list114334554494461" text:continue-numbering="true" text:style-name="liste_5f_abc">
        <text:list-item>
          <text:p text:style-name="P68"><text:span text:style-name="_5f_pointillés_20_gris"><text:span text:style-name="T45">Si on </text:span></text:span><text:span text:style-name="_5f_pointillés_20_gris"><text:span text:style-name="T46">rajoute</text:span></text:span><text:span text:style-name="_5f_pointillés_20_gris"><text:span text:style-name="T45"> 6 cL d’huile, quelle quantité de vinaigre doit-on mettre ?</text:span></text:span></text:p>
        </text:list-item>
      </text:list>
      <text:list xml:id="list114335358655028" text:continue-list="list114336235480792" text:style-name="_5f_Numérotation_20_des_20_exercices_20_livrets">
        <text:list-header>
          <text:p text:style-name="P51"><text:span text:style-name="_5f_Caractères_5f_correction">6 cL = 60 mL </text:span></text:p>
          <text:p text:style-name="P51"><text:span text:style-name="_5f_Caractères_5f_correction"><text:span text:style-name="T78">C</text:span></text:span><text:span text:style-name="_5f_Caractères_5f_correction">omme on est dans le ratio huile/vinaigre = 3 : 1 alors </text:span><text:span text:style-name="_5f_Caractères_5f_correction"><text:span text:style-name="T78">on aura </text:span></text:span><text:span text:style-name="_5f_Caractères_5f_correction">60 </text:span><text:span text:style-name="_5f_Caractères_5f_correction"><text:span text:style-name="T79">÷</text:span></text:span><text:span text:style-name="_5f_Caractères_5f_correction"> 3 = 20 mL de vinaigre à ajouter.</text:span></text:p>
          <text:p text:style-name="P32"><text:span text:style-name="_5f_pointillés_20_gris"/></text:p>
        </text:list-header>
      </text:list>
      <text:list xml:id="list114335837077625" text:continue-list="list114336258565178" text:style-name="Num_5f_Exo">
        <text:list-item>
          <text:h text:style-name="P82" text:outline-level="1"><text:span text:style-name="Bold_5f_niv1"><text:span text:style-name="T26"> </text:span></text:span><text:span text:style-name="_5f_pointillés_20_gris"><text:span text:style-name="T37">Un paquet de 20 bonbons en contient à la menthe et 8 au citron. Quel est le ratio bonbons à la menthe et bonbons au citron ?</text:span></text:span></text:h>
          <text:h text:style-name="P82" text:outline-level="1"><text:span text:style-name="_5f_pointillés_20_gris"><text:span text:style-name="T37"/></text:span></text:h>
        </text:list-item>
      </text:list>
      <text:list text:continue-list="list114335358655028" text:style-name="_5f_Numérotation_20_des_20_exercices_20_livrets">
        <text:list-header>
          <text:p text:style-name="P52"><text:span text:style-name="_5f_Caractères_5f_correction"><text:span text:style-name="T57">Il y a</text:span></text:span><text:span text:style-name="_5f_Caractères_5f_correction"> 8 bonbons au citron sur <text:s/>20 bonbons, <text:s/>donc 12 bonbons à la menthe. </text:span></text:p>
          <text:p text:style-name="P52"><text:span text:style-name="_5f_Caractères_5f_correction">On a donc un ratio bonbons à la menthe et bonbons au citron égal à 12:8 </text:span><text:span text:style-name="_5f_Caractères_5f_correction"><text:span text:style-name="T80">= 3:2 en simplifiant.</text:span></text:span></text:p>
          <text:p text:style-name="P56"><text:span text:style-name="_5f_Caractères_5f_correction">On peut le vérifier avec un tableau :</text:span></text:p>
        </text:list-header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/></text:p>
              </text:list-header>
            </text:list>
          </table:table-cell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<text:span text:style-name="T63">Menthe</text:span></text:span></text:p>
              </text:list-header>
            </text:list>
          </table:table-cell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<text:span text:style-name="T63">Citron</text:span></text:span></text:p>
              </text:list-header>
            </text:list>
          </table:table-cell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<text:span text:style-name="T63">Total</text:span></text:span></text:p>
              </text:list-header>
            </text:list>
          </table:table-cell>
        </table:table-row>
        <table:table-row table:style-name="Tableau2.1"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<text:span text:style-name="T63">Ratio</text:span></text:span></text:p>
              </text:list-header>
            </text:list>
          </table:table-cell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3</text:span></text:p>
              </text:list-header>
            </text:list>
          </table:table-cell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2</text:span></text:p>
              </text:list-header>
            </text:list>
          </table:table-cell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5</text:span></text:p>
              </text:list-header>
            </text:list>
          </table:table-cell>
        </table:table-row>
        <table:table-row table:style-name="Tableau2.1"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<text:span text:style-name="T63">Nombre de bonbons</text:span></text:span></text:p>
              </text:list-header>
            </text:list>
          </table:table-cell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12</text:span></text:p>
              </text:list-header>
            </text:list>
          </table:table-cell>
          <table:table-cell table:style-name="Tableau2.B1" office:value-type="string">
            <text:list text:continue-numbering="true" text:style-name="_5f_Numérotation_20_des_20_exercices_20_livrets">
              <text:list-header>
                <text:p text:style-name="P58"><text:span text:style-name="_5f_Caractères_5f_correction"><text:span text:style-name="T63">8</text:span></text:span></text:p>
              </text:list-header>
            </text:list>
          </table:table-cell>
          <table:table-cell table:style-name="Tableau2.B1" office:value-type="string">
            <text:list xml:id="list114336281218640" text:continue-numbering="true" text:style-name="_5f_Numérotation_20_des_20_exercices_20_livrets">
              <text:list-header>
                <text:p text:style-name="P58"><text:span text:style-name="_5f_Caractères_5f_correction"><text:span text:style-name="T63">20</text:span></text:span></text:p>
              </text:list-header>
            </text:list>
          </table:table-cell>
        </table:table-row>
      </table:table>
      <text:list xml:id="list114335689824381" text:continue-list="list114335837077625" text:style-name="Num_5f_Exo">
        <text:list-item>
          <text:h text:style-name="P82" text:outline-level="1"><text:span text:style-name="Bold_5f_niv1"><text:span text:style-name="T43"> </text:span></text:span><text:span text:style-name="_5f_BVS">Ami</text:span><text:span text:style-name="Bold_5f_niv1"><text:span text:style-name="T44">ne a ramassé </text:span></text:span><text:span text:style-name="_5f_pointillés_20_gris"><text:span text:style-name="T41">32 champignons </text:span></text:span><text:span text:style-name="_5f_pointillés_20_gris"><text:span text:style-name="T42">composés de </text:span></text:span><text:span text:style-name="_5f_pointillés_20_gris"><text:span text:style-name="T41">2 cèpes et des girolles. Dans quel ratio sont les girolles et les cèpes ?</text:span></text:span></text:h>
          <text:h text:style-name="P82" text:outline-level="1"><text:span text:style-name="_5f_pointillés_20_gris"><text:span text:style-name="T41"/></text:span></text:h>
        </text:list-item>
      </text:list>
      <text:list xml:id="list114336536441753" text:continue-list="list114336281218640" text:style-name="_5f_Numérotation_20_des_20_exercices_20_livrets">
        <text:list-header>
          <text:p text:style-name="P53"><text:span text:style-name="_5f_Caractères_5f_correction"><text:span text:style-name="T58">Il y</text:span></text:span><text:span text:style-name="_5f_Caractères_5f_correction"> a 2 cèpes sur 32champignons, <text:s/>donc 30 girolles. </text:span></text:p>
          <text:p text:style-name="P53"><text:span text:style-name="_5f_Caractères_5f_correction">On a donc un ratio girolles et cèpes égal à 30 : 2. </text:span></text:p>
          <text:p text:style-name="P57"><text:span text:style-name="_5f_Caractères_5f_correction">Ce ratio simplifié est égal à 15 : 1.</text:span></text:p>
        </text:list-header>
      </text:list>
      <text:list text:continue-list="list114335689824381" text:style-name="Num_5f_Exo">
        <text:list-item>
          <text:h text:style-name="P82" text:outline-level="1"><text:span text:style-name="Bold_5f_niv1"><text:span text:style-name="T47"> </text:span></text:span><text:span text:style-name="Bold_5f_niv1"><text:span text:style-name="T48">En France, les garçons et les filles naissent dans un ratio de 105:100. En 2019, </text:span></text:span><text:span text:style-name="Bold_5f_niv1"><text:span text:style-name="T49">on</text:span></text:span><text:span text:style-name="Bold_5f_niv1"><text:span text:style-name="T48"> a dénombré 753 000 naissances. Combien de garçons et de filles sont nés cette année-là ?</text:span></text:span></text:h>
          <text:h text:style-name="P82" text:outline-level="1"><text:span text:style-name="Bold_5f_niv1"><text:span text:style-name="T48"/></text:span></text:h>
        </text:list-item>
      </text:list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row table:style-name="Tableau4.1">
          <table:table-cell table:style-name="Tableau4.A1" office:value-type="string">
            <text:list text:continue-numbering="true" text:style-name="Num_5f_Exo">
              <text:list-header>
                <text:p text:style-name="P59"><text:span text:style-name="_5f_Caractères_5f_correction"/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Garçons</text:span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Filles</text:span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<text:span text:style-name="T63">Total</text:span></text:span></text:p>
              </text:list-header>
            </text:list>
          </table:table-cell>
        </table:table-row>
        <table:table-row table:style-name="Tableau4.1"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Ratio</text:span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105</text:span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100</text:span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205</text:span></text:p>
              </text:list-header>
            </text:list>
          </table:table-cell>
        </table:table-row>
        <table:table-row table:style-name="Tableau4.1"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Naissance en 2019</text:span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385 683</text:span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367 317</text:span></text:p>
              </text:list-header>
            </text:list>
          </table:table-cell>
          <table:table-cell table:style-name="Tableau4.B1" office:value-type="string">
            <text:list text:continue-numbering="true" text:style-name="Num_5f_Exo">
              <text:list-header>
                <text:p text:style-name="P59"><text:span text:style-name="_5f_Caractères_5f_correction"><text:span text:style-name="T63">753 000</text:span></text:span></text:p>
              </text:list-header>
            </text:list>
          </table:table-cell>
        </table:table-row>
      </table:table>
      <text:list text:continue-numbering="true" text:style-name="Num_5f_Exo">
        <text:list-header>
          <text:p text:style-name="P49"><text:span text:style-name="_5f_pointillés_20_gris"><text:span text:style-name="T71"/></text:span></text:p>
        </text:list-header>
        <text:list-item>
          <text:h text:style-name="P83" text:outline-level="1"><text:span text:style-name="Bold_5f_niv1"><text:span text:style-name="T31"> </text:span></text:span><text:span text:style-name="Strong_20_Emphasis"><text:span text:style-name="T34">Pour le dosage du béton, les </text:span></text:span><text:span text:style-name="Strong_20_Emphasis"><text:span text:style-name="T36">masses</text:span></text:span><text:span text:style-name="Strong_20_Emphasis"><text:span text:style-name="T34"> de ciment, de sable et de gravier sont dans le ratio 1:2:3.</text:span></text:span></text:h>
        </text:list-item>
      </text:list>
      <text:list xml:id="list114335694639543" text:continue-list="list114334554494461" text:style-name="liste_5f_abc">
        <text:list-item text:start-value="1">
          <text:p text:style-name="P84">Quelle masse de sable et de gravier faut-il si on dispose de 300 kg de ciment ?</text:p>
        </text:list-item>
      </text:list>
      <text:list text:continue-list="list114336536441753" text:style-name="_5f_Numérotation_20_des_20_exercices_20_livrets">
        <text:list-header>
          <text:p text:style-name="P32"><text:span text:style-name="_5f_pointillés_20_gris"/></text:p>
        </text:list-header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/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><text:span text:style-name="T63">Ciment</text:span></text:span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><text:span text:style-name="T63">Sable</text:span></text:span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0"><text:span text:style-name="_5f_Caractères_5f_correction"><text:span text:style-name="T63">Gravier</text:span></text:span></text:p>
              </text:list-header>
            </text:list>
          </table:table-cell>
        </table:table-row>
        <table:table-row table:style-name="Tableau5.1"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><text:span text:style-name="T63">Ratio</text:span></text:span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>1</text:span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>2</text:span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0"><text:span text:style-name="_5f_Caractères_5f_correction">3</text:span></text:p>
              </text:list-header>
            </text:list>
          </table:table-cell>
        </table:table-row>
        <table:table-row table:style-name="Tableau5.1"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><text:span text:style-name="T59">Masse</text:span></text:span><text:span text:style-name="_5f_Caractères_5f_correction"><text:span text:style-name="T63"> (kg)</text:span></text:span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><text:span text:style-name="T21">300</text:span></text:span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1"><text:span text:style-name="_5f_Caractères_5f_correction"><text:span text:style-name="T65">6</text:span></text:span><text:span text:style-name="_5f_Caractères_5f_correction"><text:span text:style-name="T64">00</text:span></text:span></text:p>
              </text:list-header>
            </text:list>
          </table:table-cell>
          <table:table-cell table:style-name="Tableau5.B1" office:value-type="string">
            <text:list text:continue-numbering="true" text:style-name="_5f_Numérotation_20_des_20_exercices_20_livrets">
              <text:list-header>
                <text:p text:style-name="P60"><text:span text:style-name="_5f_Caractères_5f_correction"><text:span text:style-name="T64">900</text:span></text:span></text:p>
              </text:list-header>
            </text:list>
          </table:table-cell>
        </table:table-row>
      </table:table>
      <text:list xml:id="list114334939423714" text:continue-numbering="true" text:style-name="_5f_Numérotation_20_des_20_exercices_20_livrets">
        <text:list-header>
          <text:p text:style-name="P54"/>
          <text:p text:style-name="P50"><text:span text:style-name="_5f_pointillés_20_gris"/></text:p>
        </text:list-header>
      </text:list>
      <text:list text:continue-list="list114335694639543" text:style-name="liste_5f_abc">
        <text:list-item>
          <text:p text:style-name="P85"><text:span text:style-name="Strong_20_Emphasis"><text:span text:style-name="T39">Quelle </text:span></text:span><text:span text:style-name="Strong_20_Emphasis"><text:span text:style-name="T40">est la quantité de béton obtenue</text:span></text:span><text:span text:style-name="Strong_20_Emphasis"><text:span text:style-name="T39"> ?</text:span></text:span></text:p>
          <text:p text:style-name="P85"><text:span text:style-name="Strong_20_Emphasis"><text:span text:style-name="T39"/></text:span></text:p>
        </text:list-item>
      </text:list>
      <text:list text:continue-list="list114334939423714" text:style-name="_5f_Numérotation_20_des_20_exercices_20_livrets">
        <text:list-header>
          <text:p text:style-name="P55"><text:span text:style-name="_5f_Caractères_5f_correction"><text:span text:style-name="T10">Quantité de béton</text:span></text:span><text:span text:style-name="_5f_Caractères_5f_correction"><text:span text:style-name="T24"> </text:span></text:span><text:span text:style-name="_5f_Caractères_5f_correction"><text:span text:style-name="T25">obtenue </text:span></text:span><text:span text:style-name="_5f_Caractères_5f_correction"><text:span text:style-name="T24">: </text:span></text:span></text:p>
          <text:p text:style-name="P62"><text:span text:style-name="_5f_Caractères_5f_correction">300 + 600 + 900 = 1 800 kg soit 1,8 </text:span><text:span text:style-name="_5f_Caractères_5f_correction"><text:span text:style-name="T81">t.</text:span></text:span></text:p>
          <text:p text:style-name="P63"><text:span text:style-name="_5f_pointillés_20_gris"><text:span text:style-name="T7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OpenSymbol3" svg:font-family="OpenSymbol" style:font-adornments="Roman"/>
    <style:font-face style:name="OpenSymbol4" svg:font-family="OpenSymbol" style:font-adornments="Roman" style:font-family-generic="swiss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system" style:font-pitch="variable"/>
    <style:font-face style:name="Times New Roman Cyr" svg:font-family="'Times New Roman Cyr'" style:font-family-generic="system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Wingdings 2" svg:font-family="'Wingdings 2'"/>
  </office:font-face-decls>
  <office:styles>
    <draw:fill-image draw:name="Bitmap_20_2" draw:display-name="Bitmap 2" xlink:href="Pictures/100000000000046200000058F57CA8F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Times New Roman CE" style:font-family-asian="'Times New Roman CE'" style:font-family-generic-asian="system" style:font-pitch-asian="variable" style:font-size-asian="10pt" style:language-asian="fr" style:country-asian="FR" style:font-name-complex="Times New Roman Cyr" style:font-family-complex="'Times New Roman Cyr'" style:font-family-generic-complex="system" style:font-pitch-complex="variable" style:font-size-complex="12pt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 text:consecutive-numbering="true">
      <text:list-level-style-number text:level="1" text:style-name="Enonce_5f_Niv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Bold_5f_niv1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9d0f89" loext:opacity="100%" style:font-name="Bitstream Vera Sans2" fo:font-size="16pt" fo:font-style="normal" fo:text-shadow="none" fo:font-weight="bold" officeooo:rsid="00517ada" officeooo:paragraph-rsid="00201595" style:font-size-asian="16pt" style:font-style-asian="normal" style:font-size-complex="16pt" style:font-style-complex="normal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6276e6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F57CA8F7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paire_20__28_D_29_" style:display-name="_Fiche éditeur série 5 paire (D)" style:page-layout-name="Mpm18" draw:style-name="Mdp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draw:style-name="Mdp2" style:next-style-name="Standard"/>
    <style:master-page style:name="Envelope" style:page-layout-name="Mpm20" draw:style-name="Mdp2"/>
    <style:master-page style:name="Index" style:page-layout-name="Mpm19" draw:style-name="Mdp2"/>
    <style:master-page style:name="Footnote" style:page-layout-name="Mpm21" draw:style-name="Mdp2"/>
    <style:master-page style:name="Landscape" style:page-layout-name="Mpm22" draw:style-name="Mdp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6"><draw:path text:anchor-type="paragraph" draw:z-index="6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10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6</text:span></text:p></draw:text-box></draw:frame><draw:line text:anchor-type="paragraph" draw:z-index="3" draw:name="Forme3" draw:style-name="Mgr3" draw:text-style-name="MP28" svg:x1="9.375cm" svg:y1="0.36cm" svg:x2="21.461cm" svg:y2="0.36cm"><text:p/></draw:line><text:span text:style-name="MT5">Utiliser</text:span> un ratio</text:p>
      </style:header>
      <style:footer>
        <text:p text:style-name="MP30"><draw:frame draw:style-name="Mfr1" draw:name="Cadre1" text:anchor-type="paragraph" svg:y="-0.06cm" draw:z-index="12"><draw:text-box fo:min-height="0.499cm" fo:min-width="3cm"><draw:frame draw:style-name="Mfr2" draw:name="Cadre2" text:anchor-type="frame" svg:x="0.45cm" svg:y="0.079cm" svg:width="0.817cm" draw:z-index="14"><draw:text-box fo:min-height="0.355cm"><text:p text:style-name="MP31"><draw:g text:anchor-type="paragraph" draw:z-index="1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9</text:page-number></text:p></draw:text-box></draw:frame><text:p text:style-name="MP33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4-26T11:43:34.150000000</dc:date>
    <meta:editing-duration>PT10H25M3S</meta:editing-duration>
    <meta:editing-cycles>100</meta:editing-cycles>
    <meta:generator>LibreOffice/7.6.6.3$Windows_X86_64 LibreOffice_project/d97b2716a9a4a2ce1391dee1765565ea469b0ae7</meta:generator>
    <dc:subject>diviser</dc:subject>
    <dc:title>A3_3 série 1 </dc:title>
    <meta:print-date>2020-11-08T15:44:24.414518974</meta:print-date>
    <meta:document-statistic meta:table-count="7" meta:image-count="0" meta:object-count="2" meta:page-count="2" meta:paragraph-count="153" meta:word-count="779" meta:character-count="3889" meta:non-whitespace-character-count="2877"/>
  </office:meta>
</office:document-meta>
</file>

<file path=Object 1/content.xml><?xml version="1.0" encoding="utf-8"?>
<math xmlns="http://www.w3.org/1998/Math/MathML" display="block">
  <semantics>
    <mfrac>
      <mn>30</mn>
      <mn>48</mn>
    </mfrac>
    <annotation encoding="StarMath 5.0">{30}over{48}</annotation>
  </semantics>
</math>
</file>

<file path=Object 2/content.xml><?xml version="1.0" encoding="utf-8"?>
<math xmlns="http://www.w3.org/1998/Math/MathML" display="block">
  <semantics>
    <mrow>
      <mfrac>
        <mn>30</mn>
        <mn>48</mn>
      </mfrac>
      <mrow>
        <mspace width="0.5em"/>
        <mo stretchy="false">=</mo>
        <mspace width="0.5em"/>
      </mrow>
      <mfrac>
        <mrow>
          <mn>6</mn>
          <mo stretchy="false">×</mo>
          <mn>5</mn>
        </mrow>
        <mrow>
          <mn>6</mn>
          <mo stretchy="false">×</mo>
          <mn>8</mn>
        </mrow>
      </mfrac>
      <mrow>
        <mspace width="0.5em"/>
        <mo stretchy="false">=</mo>
        <mspace width="0.5em"/>
      </mrow>
      <mfrac>
        <mn>5</mn>
        <mn>8</mn>
      </mfrac>
    </mrow>
    <annotation encoding="StarMath 5.0">{30}over{48} ` = ` { 6times5 } over{ 6times8 } ` = ` {5}over{8}</annotation>
  </semantics>
</math>
</file>